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25cm" fo:min-width="1.8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1.25cm" fo:min-width="3.1cm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1.25cm" fo:min-width="2.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5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="none" draw:fill-color="#ffffff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3cm" svg:height="1.5cm" svg:x="1.9cm" svg:y="6.5cm">
          <text:p text:style-name="P1">Stream</text:p>
          <text:p text:style-name="P1">Source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6cm" svg:height="1.5cm" svg:x="6.1cm" svg:y="6.5cm">
          <text:p text:style-name="P1">Intermediate</text:p>
          <text:p text:style-name="P1">Operation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6cm" svg:height="1.5cm" svg:x="13.5cm" svg:y="6.5cm">
          <text:p text:style-name="P1">Intermediate</text:p>
          <text:p text:style-name="P1">Operation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2.9cm" svg:height="1.5cm" svg:x="18.9cm" svg:y="6.5cm">
          <text:p text:style-name="P1">Terminal</text:p>
          <text:p text:style-name="P1">Operation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2cm" svg:y1="7.25cm" svg:x2="6.1cm" svg:y2="7.25cm" draw:start-shape="id1" draw:start-glue-point="1" draw:end-shape="id2" draw:end-glue-point="3" svg:d="M4200 7250h1900" svg:viewBox="0 0 1901 1">
          <text:p/>
        </draw:connector>
        <draw:connector draw:style-name="gr4" draw:text-style-name="P5" draw:layer="layout" draw:type="line" svg:x1="17.1cm" svg:y1="7.25cm" svg:x2="18.9cm" svg:y2="7.25cm" draw:start-shape="id3" draw:start-glue-point="1" draw:end-shape="id4" draw:end-glue-point="3" svg:d="M17100 7250h1800" svg:viewBox="0 0 1801 1">
          <text:p/>
        </draw:connector>
        <draw:frame draw:style-name="gr5" draw:text-style-name="P6" xml:id="id5" draw:id="id5" draw:layer="layout" svg:width="1.3cm" svg:height="1.3cm" svg:x="10.5cm" svg:y="6.6cm">
          <draw:text-box>
            <text:p>...</text:p>
          </draw:text-box>
        </draw:frame>
        <draw:connector draw:style-name="gr4" draw:text-style-name="P5" draw:layer="layout" draw:type="line" svg:x1="9.7cm" svg:y1="7.25cm" svg:x2="10.5cm" svg:y2="7.25cm" draw:start-shape="id2" draw:start-glue-point="1" draw:end-shape="id5" draw:end-glue-point="3" svg:d="M9700 7250h800" svg:viewBox="0 0 801 1">
          <text:p/>
        </draw:connector>
        <draw:connector draw:style-name="gr4" draw:text-style-name="P5" draw:layer="layout" draw:type="line" svg:x1="11.8cm" svg:y1="7.25cm" svg:x2="13.5cm" svg:y2="7.25cm" draw:start-shape="id5" draw:start-glue-point="1" draw:end-shape="id3" draw:end-glue-point="3" svg:d="M11800 7250h1700" svg:viewBox="0 0 1701 1">
          <text:p/>
        </draw:connector>
        <draw:frame draw:style-name="gr6" draw:text-style-name="P8" draw:layer="layout" svg:width="2.2cm" svg:height="0.9cm" svg:x="4.1cm" svg:y="6.4cm">
          <draw:text-box>
            <text:p text:style-name="P7"><text:span text:style-name="T1">stream</text:span></text:p>
          </draw:text-box>
        </draw:frame>
        <draw:frame draw:style-name="gr6" draw:text-style-name="P8" draw:layer="layout" svg:width="2.2cm" svg:height="0.9cm" svg:x="9.6cm" svg:y="6.4cm">
          <draw:text-box>
            <text:p text:style-name="P7"><text:span text:style-name="T1">stream</text:span></text:p>
          </draw:text-box>
        </draw:frame>
        <draw:frame draw:style-name="gr6" draw:text-style-name="P8" draw:layer="layout" svg:width="2.2cm" svg:height="0.9cm" svg:x="17cm" svg:y="6.4cm">
          <draw:text-box>
            <text:p text:style-name="P7"><text:span text:style-name="T1">stream</text:span></text:p>
          </draw:text-box>
        </draw:frame>
        <draw:frame draw:style-name="gr6" draw:text-style-name="P8" draw:layer="layout" svg:width="2.2cm" svg:height="0.9cm" svg:x="11.7cm" svg:y="6.4cm">
          <draw:text-box>
            <text:p text:style-name="P7"><text:span text:style-name="T1">stream</text:span></text:p>
          </draw:text-box>
        </draw:frame>
        <draw:frame draw:style-name="gr7" draw:text-style-name="P6" xml:id="id6" draw:id="id6" draw:layer="layout" svg:width="2.297cm" svg:height="0.962cm" svg:x="22.803cm" svg:y="6.738cm">
          <draw:text-box>
            <text:p>Result</text:p>
          </draw:text-box>
        </draw:frame>
        <draw:connector draw:style-name="gr4" draw:text-style-name="P5" draw:layer="layout" draw:type="line" svg:x1="21.8cm" svg:y1="7.25cm" svg:x2="22.803cm" svg:y2="7.219cm" draw:start-shape="id4" draw:start-glue-point="1" draw:end-shape="id6" svg:d="M21800 7250l1003-31" svg:viewBox="0 0 1004 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2T22:42:52.844499208</meta:creation-date>
    <dc:date>2015-07-22T22:53:31.038618359</dc:date>
    <meta:editing-duration>PT10M37S</meta:editing-duration>
    <meta:editing-cycles>2</meta:editing-cycles>
    <meta:generator>LibreOffice/4.4.2.2$Linux_X86_64 LibreOffice_project/40m0$Build-2</meta:generator>
    <meta:document-statistic meta:object-count="15"/>
  </office:meta>
</office:document-meta>
</file>